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v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r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u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 <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Šablony 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File &gt; 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 <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LOMenuPath">Soubor &gt; Šablony &gt; Spravovat šablony</text:span> a <text:span text:style-name="LOMenuPath">Soubor &gt; Nový &gt; Šablony</text:span>, rozšíření je uvedeno v seznamu ve správci rozšíření.</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reme jeden ze stylů tabulky v nabídce. <text:s/>Nebo umístíme kurzor do tabulky, která se má formátovat, a dvakrát klik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